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 style:text-underline-type="single" style:text-underline-style="solid" style:text-underline-width="auto" style:text-underline-mode="continuous" fo:language="es" fo:country="ES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  <style:text-properties fo:font-size="24pt" style:font-size-asian="24pt" style:font-size-complex="24pt" fo:language="es" fo:country="ES"/>
    </style:style>
    <style:style style:name="P4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s" fo:country="ES"/>
    </style:style>
    <style:style style:name="P5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REVERSE MARKETPLACE</text:p>
      <text:p text:style-name="P2"><draw:frame draw:style-name="a0" draw:name="Picture 2" text:anchor-type="as-char" svg:x="0in" svg:y="0in" svg:width="6.26806in" svg:height="2.83472in" style:rel-width="scale" style:rel-height="scale"><draw:image xlink:href="media/image1.png" xlink:type="simple" xlink:show="embed" xlink:actuate="onLoad"/><svg:title/><svg:desc/></draw:frame></text:p>
      <text:p text:style-name="P3"/>
      <text:p text:style-name="P4">Writing Flow<text:s/></text:p>
      <text:p text:style-name="P5"><draw:frame draw:style-name="a1" draw:name="Picture 1" text:anchor-type="as-char" svg:x="0in" svg:y="0in" svg:width="6.26806in" svg:height="2.5840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Berenguer</meta:initial-creator>
    <dc:creator>Manuel Berenguer</dc:creator>
    <meta:creation-date>2019-12-05T09:15:00Z</meta:creation-date>
    <dc:date>2019-12-05T11:44:00Z</dc:date>
    <meta:template xlink:href="Normal.dotm" xlink:type="simple"/>
    <meta:editing-cycles>3</meta:editing-cycles>
    <meta:editing-duration>PT8940S</meta:editing-duration>
    <meta:document-statistic meta:page-count="1" meta:paragraph-count="1" meta:word-count="5" meta:character-count="38" meta:row-count="1" meta:non-whitespace-character-count="34"/>
  </office:meta>
</office:document-meta>
</file>